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518000003F1998374BE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37cm" svg:height="6.374cm" svg:x="0.337cm" svg:y="0.26cm">
          <draw:image xlink:href="Pictures/2000000200000518000003F1998374BE.eps" xlink:type="simple" xlink:show="embed" xlink:actuate="onLoad">
            <text:p/>
          </draw:image>
        </draw:frame>
        <draw:frame draw:style-name="gr2" draw:layer="layout" svg:width="0.937cm" svg:height="0.329cm" svg:x="0.796cm" svg:y="5.0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849cm" svg:height="0.582cm" svg:x="7.314cm" svg:y="0.815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32cm" svg:y="2.061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314cm" svg:y="3.41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308cm" svg:y="4.57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588cm" svg:y="0.81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583cm" svg:y="2.05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582cm" svg:y="3.429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588cm" svg:y="4.584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903cm" svg:y="0.813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902cm" svg:y="2.044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897cm" svg:y="3.41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908cm" svg:y="4.59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2.217cm" svg:y="0.81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2.217cm" svg:y="2.05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2.211cm" svg:y="3.423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2.222cm" svg:y="4.584cm">
          <draw:text-box>
            <text:p><text:span text:style-name="T1">اکائی</text:span></text:p>
          </draw:text-box>
        </draw:frame>
        <draw:frame draw:style-name="gr2" draw:layer="layout" svg:width="0.528cm" svg:height="0.329cm" svg:x="0.361cm" svg:y="2.6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1" draw:id="id1" draw:layer="layout" svg:width="1.159cm" svg:height="0.669cm" svg:x="0.483cm" svg:y="0.3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curve" svg:x1="1.062cm" svg:y1="1.002cm" svg:x2="1.115cm" svg:y2="2.264cm" draw:start-shape="id1" draw:start-glue-point="2" svg:d="m1062 1002c0 1321 53 691 53 1262">
          <text:p/>
        </draw:connector>
        <draw:frame draw:style-name="gr2" draw:layer="layout" svg:width="0.406cm" svg:height="0.329cm" svg:x="0.525cm" svg:y="2.0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draw:layer="layout" svg:width="0.274cm" svg:height="0.383cm" svg:x="0.591cm" svg:y="2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2-03T09:40:59</dc:date>
    <dc:creator>kkk </dc:creator>
    <meta:generator>LibreOffice/3.3$Linux LibreOffice_project/330m19$Build-401</meta:generator>
    <meta:editing-duration>PT10H44M8S</meta:editing-duration>
    <meta:editing-cycles>58</meta:editing-cycles>
    <meta:document-statistic meta:object-count="23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i mathvariant="italic">مجاز</mi>
    <annotation encoding="StarMath 5.0">مجاز</annotation>
  </semantics>
</math>
</file>

<file path=Object 3/content.xml><?xml version="1.0" encoding="utf-8"?>
<math xmlns="http://www.w3.org/1998/Math/MathML">
  <semantics>
    <mtable>
      <mtr>
        <mtd>
          <mrow>
            <mn>2</mn>
            <mo stretchy="false">×</mo>
            <mn>4</mn>
          </mrow>
        </mtd>
      </mtr>
      <mtr>
        <mtd>
          <mrow>
            <mi mathvariant="italic">کار</mi>
            <mi mathvariant="italic">شناخت</mi>
          </mrow>
        </mtd>
      </mtr>
    </mtable>
    <annotation encoding="StarMath 5.0">stack
{2 times 4 #
کار شناخت
}</annotation>
  </semantics>
</math>
</file>

<file path=Object 4/content.xml><?xml version="1.0" encoding="utf-8"?>
<math xmlns="http://www.w3.org/1998/Math/MathML">
  <semantics>
    <mi mathvariant="italic">پتہ</mi>
    <annotation encoding="StarMath 5.0">پتہ</annotation>
  </semantics>
</math>
</file>